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0000000F06BA5302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, Helvetica, Verdana, sans-serif"/>
    <style:font-face style:name="Arial1" svg:font-family="Arial, Helvetica, sans-serif"/>
    <style:font-face style:name="OpenSymbol" svg:font-family="OpenSymbol"/>
    <style:font-face style:name="ff2" svg:font-family="ff2, 'Times New Roman', Times, serif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3.572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018cm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018cm solid #000000"/>
    </style:style>
    <style:style style:name="Tabela2.C2" style:family="table-cell" style:data-style-name="N37">
      <style:table-cell-properties style:vertical-align="middle" fo:padding-left="0.191cm" fo:padding-right="0.191cm" fo:padding-top="0cm" fo:padding-bottom="0cm" fo:border="0.018cm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401cm" style:rel-column-width="13107*"/>
    </style:style>
    <style:style style:name="Tabela3.C" style:family="table-column">
      <style:table-column-properties style:column-width="3.401cm" style:rel-column-width="13108*"/>
    </style:style>
    <style:style style:name="Tabela3.E" style:family="table-column">
      <style:table-column-properties style:column-width="3.399cm" style:rel-column-width="13106*"/>
    </style:style>
    <style:style style:name="Tabela3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3.E1" style:family="table-cell">
      <style:table-cell-properties fo:background-color="#c0c0c0" fo:padding="0.097cm" fo:border="0.002cm solid #000000">
        <style:background-image/>
      </style:table-cell-properties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fo:line-height="115%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cm" fo:margin-bottom="0cm" fo:line-height="150%"/>
      <style:text-properties fo:color="#000000" style:font-name="Arial"/>
    </style:style>
    <style:style style:name="P6" style:family="paragraph" style:parent-style-name="Standard">
      <style:paragraph-properties fo:margin-top="0cm" fo:margin-bottom="0cm" fo:line-height="150%" fo:text-align="center" style:justify-single-word="false"/>
      <style:text-properties fo:color="#000000" style:font-name="Arial"/>
    </style:style>
    <style:style style:name="P7" style:family="paragraph" style:parent-style-name="Standard">
      <style:paragraph-properties fo:margin-top="0cm" fo:margin-bottom="0cm" fo:line-height="150%"/>
    </style:style>
    <style:style style:name="P8" style:family="paragraph" style:parent-style-name="Standard">
      <style:paragraph-properties fo:margin-top="0cm" fo:margin-bottom="0cm" fo:line-height="150%" fo:text-align="center" style:justify-single-word="false"/>
    </style:style>
    <style:style style:name="P9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0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11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13" style:family="paragraph" style:parent-style-name="Standard">
      <style:paragraph-properties fo:line-height="150%"/>
      <style:text-properties fo:color="#000000" style:font-name="Arial"/>
    </style:style>
    <style:style style:name="P14" style:family="paragraph" style:parent-style-name="Standard">
      <style:paragraph-properties fo:line-height="150%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15" style:family="paragraph" style:parent-style-name="Standard">
      <style:paragraph-properties fo:line-height="150%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0" style:family="paragraph" style:parent-style-name="Standard">
      <style:paragraph-properties fo:margin-left="-0.025cm" fo:margin-right="0cm" fo:text-align="justify" style:justify-single-word="false" fo:text-indent="0cm" style:auto-text-indent="false"/>
    </style:style>
    <style:style style:name="P21" style:family="paragraph" style:parent-style-name="Table_20_Contents">
      <style:paragraph-properties fo:line-height="150%" fo:text-align="start" style:justify-single-word="false"/>
      <style:text-properties style:font-name="Arial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4" style:family="paragraph" style:parent-style-name="Text_20_body" style:list-style-name="L29">
      <style:paragraph-properties fo:margin-left="2.54cm" fo:margin-right="0cm" fo:text-indent="-0.635cm" style:auto-text-indent="false"/>
    </style:style>
    <style:style style:name="P25" style:family="paragraph" style:parent-style-name="Text_20_body" style:list-style-name="L27">
      <style:paragraph-properties fo:margin-left="2.54cm" fo:margin-right="0cm" fo:text-indent="-0.635cm" style:auto-text-indent="false"/>
    </style:style>
    <style:style style:name="P26" style:family="paragraph" style:parent-style-name="Text_20_body" style:list-style-name="L31">
      <style:paragraph-properties fo:margin-left="2.54cm" fo:margin-right="0cm" fo:text-indent="-0.635cm" style:auto-text-indent="false"/>
    </style:style>
    <style:style style:name="P27" style:family="paragraph" style:list-style-name="L29">
      <style:paragraph-properties fo:margin-left="2.54cm" fo:margin-right="0cm" fo:text-indent="-0.635cm" style:auto-text-indent="false"/>
    </style:style>
    <style:style style:name="P28" style:family="paragraph" style:list-style-name="L27">
      <style:paragraph-properties fo:margin-left="2.54cm" fo:margin-right="0cm" fo:text-indent="-0.635cm" style:auto-text-indent="false"/>
    </style:style>
    <style:style style:name="P29" style:family="paragraph" style:list-style-name="L31">
      <style:paragraph-properties fo:margin-left="2.54cm" fo:margin-right="0cm" fo:text-indent="-0.635cm" style:auto-text-indent="false"/>
    </style:style>
    <style:style style:name="P30" style:family="paragraph" style:parent-style-name="Standard">
      <style:paragraph-properties fo:text-align="justify" style:justify-single-word="false"/>
    </style:style>
    <style:style style:name="P31" style:family="paragraph" style:parent-style-name="Standard" style:list-style-name="L1">
      <style:paragraph-properties fo:text-align="justify" style:justify-single-word="false"/>
    </style:style>
    <style:style style:name="P32" style:family="paragraph" style:parent-style-name="Standard" style:list-style-name="L3">
      <style:paragraph-properties fo:text-align="justify" style:justify-single-word="false"/>
    </style:style>
    <style:style style:name="P33" style:family="paragraph" style:parent-style-name="Standard" style:list-style-name="L4">
      <style:paragraph-properties fo:text-align="justify" style:justify-single-word="false"/>
    </style:style>
    <style:style style:name="P34" style:family="paragraph" style:parent-style-name="Standard" style:list-style-name="L6">
      <style:paragraph-properties fo:text-align="justify" style:justify-single-word="false"/>
    </style:style>
    <style:style style:name="P35" style:family="paragraph" style:parent-style-name="Standard" style:list-style-name="L7">
      <style:paragraph-properties fo:text-align="justify" style:justify-single-word="false"/>
    </style:style>
    <style:style style:name="P36" style:family="paragraph" style:parent-style-name="Standard" style:list-style-name="L8">
      <style:paragraph-properties fo:text-align="justify" style:justify-single-word="false"/>
    </style:style>
    <style:style style:name="P37" style:family="paragraph" style:parent-style-name="Standard" style:list-style-name="L12">
      <style:paragraph-properties fo:text-align="justify" style:justify-single-word="false"/>
    </style:style>
    <style:style style:name="P38" style:family="paragraph" style:parent-style-name="Standard" style:list-style-name="L13">
      <style:paragraph-properties fo:text-align="justify" style:justify-single-word="false"/>
    </style:style>
    <style:style style:name="P39" style:family="paragraph" style:parent-style-name="Standard" style:list-style-name="L14">
      <style:paragraph-properties fo:text-align="justify" style:justify-single-word="false"/>
    </style:style>
    <style:style style:name="P40" style:family="paragraph" style:parent-style-name="Standard" style:list-style-name="L15">
      <style:paragraph-properties fo:text-align="justify" style:justify-single-word="false"/>
    </style:style>
    <style:style style:name="P41" style:family="paragraph" style:parent-style-name="Standard" style:list-style-name="L16">
      <style:paragraph-properties fo:text-align="justify" style:justify-single-word="false"/>
    </style:style>
    <style:style style:name="P42" style:family="paragraph" style:parent-style-name="Standard" style:list-style-name="L17">
      <style:paragraph-properties fo:text-align="justify" style:justify-single-word="false"/>
    </style:style>
    <style:style style:name="P43" style:family="paragraph" style:parent-style-name="Standard" style:list-style-name="L18">
      <style:paragraph-properties fo:text-align="justify" style:justify-single-word="false"/>
    </style:style>
    <style:style style:name="P44" style:family="paragraph" style:parent-style-name="Standard" style:list-style-name="L19">
      <style:paragraph-properties fo:text-align="justify" style:justify-single-word="false"/>
    </style:style>
    <style:style style:name="P45" style:family="paragraph" style:parent-style-name="Standard" style:list-style-name="L20">
      <style:paragraph-properties fo:text-align="justify" style:justify-single-word="false"/>
    </style:style>
    <style:style style:name="P46" style:family="paragraph" style:parent-style-name="Standard" style:list-style-name="L21">
      <style:paragraph-properties fo:text-align="justify" style:justify-single-word="false"/>
    </style:style>
    <style:style style:name="P47" style:family="paragraph" style:parent-style-name="Standard" style:list-style-name="L22">
      <style:paragraph-properties fo:text-align="justify" style:justify-single-word="false"/>
    </style:style>
    <style:style style:name="P48" style:family="paragraph" style:parent-style-name="Standard" style:list-style-name="L23">
      <style:paragraph-properties fo:text-align="justify" style:justify-single-word="false"/>
    </style:style>
    <style:style style:name="P49" style:family="paragraph" style:parent-style-name="Standard" style:list-style-name="L24">
      <style:paragraph-properties fo:text-align="justify" style:justify-single-word="false"/>
    </style:style>
    <style:style style:name="P50" style:family="paragraph" style:parent-style-name="Standard" style:list-style-name="L25">
      <style:paragraph-properties fo:text-align="justify" style:justify-single-word="false"/>
    </style:style>
    <style:style style:name="P51" style:family="paragraph" style:parent-style-name="Standard" style:list-style-name="L32">
      <style:paragraph-properties fo:text-align="justify" style:justify-single-word="false"/>
    </style:style>
    <style:style style:name="P52" style:family="paragraph" style:parent-style-name="Standard" style:list-style-name="L1">
      <style:paragraph-properties fo:text-align="justify" style:justify-single-word="false"/>
      <style:text-properties fo:font-size="12pt" style:font-size-asian="12pt" style:font-size-complex="12pt"/>
    </style:style>
    <style:style style:name="P53" style:family="paragraph" style:parent-style-name="Standard" style:list-style-name="L5">
      <style:paragraph-properties fo:text-align="justify" style:justify-single-word="false"/>
      <style:text-properties fo:font-variant="normal" fo:text-transform="none" fo:color="#000000" style:font-name="ff2" fo:font-size="12pt" fo:letter-spacing="normal" fo:font-style="normal" fo:font-weight="normal" style:font-size-asian="12pt" style:font-size-complex="12pt"/>
    </style:style>
    <style:style style:name="P54" style:family="paragraph" style:parent-style-name="Standard" style:list-style-name="L5">
      <style:paragraph-properties fo:text-align="justify" style:justify-single-word="false"/>
      <style:text-properties fo:font-variant="normal" fo:text-transform="none" fo:color="#000000" style:font-name="ff2" fo:font-size="12pt" fo:font-style="normal" fo:font-weight="normal" style:font-size-asian="12pt" style:font-size-complex="12pt"/>
    </style:style>
    <style:style style:name="P55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56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57" style:family="paragraph" style:parent-style-name="Standard" style:list-style-name="L1">
      <style:paragraph-properties fo:text-align="justify" style:justify-single-word="false"/>
      <style:text-properties fo:font-weight="bold" style:font-weight-asian="bold" style:font-weight-complex="bold"/>
    </style:style>
    <style:style style:name="P58" style:family="paragraph" style:parent-style-name="Standard" style:list-style-name="L21">
      <style:paragraph-properties fo:text-align="justify" style:justify-single-word="false"/>
      <style:text-properties fo:font-weight="normal" style:font-weight-asian="normal" style:font-weight-complex="normal"/>
    </style:style>
    <style:style style:name="P59" style:family="paragraph" style:parent-style-name="Standard" style:list-style-name="L27"/>
    <style:style style:name="P60" style:family="paragraph" style:parent-style-name="Standard" style:list-style-name="L10">
      <style:paragraph-properties fo:margin-left="2.54cm" fo:margin-right="0cm" fo:text-align="justify" style:justify-single-word="false" fo:text-indent="-0.635cm" style:auto-text-indent="false"/>
    </style:style>
    <style:style style:name="P61" style:family="paragraph" style:parent-style-name="Standard" style:list-style-name="L9">
      <style:paragraph-properties fo:margin-left="2.54cm" fo:margin-right="0cm" fo:text-align="justify" style:justify-single-word="false" fo:text-indent="-0.635cm" style:auto-text-indent="false"/>
    </style:style>
    <style:style style:name="P62" style:family="paragraph" style:parent-style-name="Standard" style:list-style-name="L2">
      <style:paragraph-properties fo:margin-left="2.54cm" fo:margin-right="0cm" fo:text-align="justify" style:justify-single-word="false" fo:text-indent="-0.635cm" style:auto-text-indent="false"/>
    </style:style>
    <style:style style:name="P63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64" style:family="paragraph" style:parent-style-name="Heading_20_1">
      <style:paragraph-properties fo:line-height="150%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style:font-name="Arial" fo:font-weight="bold" style:font-weight-asian="bold" style:font-weight-complex="bold"/>
    </style:style>
    <style:style style:name="T4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style:font-name="Arial" fo:font-size="12pt" style:font-size-asian="12pt" style:font-size-complex="12pt"/>
    </style:style>
    <style:style style:name="T7" style:family="text">
      <style:text-properties fo:color="#000000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8" style:family="text"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9" style:family="text">
      <style:text-properties fo:color="#000000" style:font-name="Arial" fo:font-size="16pt" fo:font-weight="normal" style:font-name-asian="Arial" style:font-size-asian="16pt" style:font-weight-asian="normal" style:font-name-complex="Arial" style:font-size-complex="16pt" style:font-weight-complex="normal"/>
    </style:style>
    <style:style style:name="T10" style:family="text">
      <style:text-properties fo:color="#000000" style:font-name="Arial" fo:font-weight="normal" style:font-weight-asian="normal" style:font-weight-complex="normal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weight-asian="bold"/>
    </style:style>
    <style:style style:name="T14" style:family="text">
      <style:text-properties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2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2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2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13"/>
      <text:p text:style-name="P13"/>
      <text:p text:style-name="P13"/>
      <text:p text:style-name="P10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5"><text:span text:style-name="Fonte_20_parág._20_padrão"><text:span text:style-name="T4"/></text:span></text:p>
      <text:p text:style-name="P15"><text:span text:style-name="Fonte_20_parág._20_padrão"><text:span text:style-name="T4">SGB_PRH_</text:span></text:span><text:bookmark-start text:name="id.gjdgxs"/><text:span text:style-name="Fonte_20_parág._20_padrão"><text:span text:style-name="T4">P</text:span></text:span><text:bookmark-end text:name="id.gjdgxs"/><text:span text:style-name="Fonte_20_parág._20_padrão"><text:span text:style-name="T4">lanoRecursosHumanos</text:span></text:span></text:p>
      <text:p text:style-name="P15"><text:span text:style-name="Fonte_20_parág._20_padrão"><text:span text:style-name="T4">Versão 0.2</text:span></text:span></text:p>
      <text:p text:style-name="P12"/>
      <text:p text:style-name="P12"/>
      <text:p text:style-name="P12"/>
      <text:p text:style-name="P12"/>
      <text:p text:style-name="P12"/>
      <text:p text:style-name="P14"><text:soft-page-break/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7"><text:span text:style-name="Fonte_20_parág._20_padrão"><text:span text:style-name="T5">Nome</text:span></text:span></text:p>
          </table:table-cell>
          <table:table-cell table:style-name="Tabela2.A1" office:value-type="string">
            <text:p text:style-name="P7"><text:span text:style-name="Fonte_20_parág._20_padrão"><text:span text:style-name="T5">Alterações</text:span></text:span></text:p>
          </table:table-cell>
          <table:table-cell table:style-name="Tabela2.A1" office:value-type="string">
            <text:p text:style-name="P7"><text:span text:style-name="Fonte_20_parág._20_padrão"><text:span text:style-name="T5">Data</text:span></text:span></text:p>
          </table:table-cell>
          <table:table-cell table:style-name="Tabela2.A1" office:value-type="string">
            <text:p text:style-name="P7"><text:span text:style-name="Fonte_20_parág._20_padrão"><text:span text:style-name="T5">Versão</text:span></text:span></text:p>
          </table:table-cell>
        </table:table-row>
        <table:table-row>
          <table:table-cell table:style-name="Tabela2.A2" office:value-type="string">
            <text:p text:style-name="P7"><text:span text:style-name="Fonte_20_parág._20_padrão"><text:span text:style-name="T6">Jackeline Neves de Almeida</text:span></text:span></text:p>
          </table:table-cell>
          <table:table-cell table:style-name="Tabela2.A2" office:value-type="string">
            <text:p text:style-name="P7"><text:span text:style-name="Fonte_20_parág._20_padrão"><text:span text:style-name="T6">Criação de documento e formalização de informações geradas em outros documentos e enviados por e-mail</text:span></text:span></text:p>
          </table:table-cell>
          <table:table-cell table:style-name="Tabela2.C2" office:value-type="date" office:date-value="2012-10-26">
            <text:p text:style-name="P8"><text:span text:style-name="Fonte_20_parág._20_padrão"><text:span text:style-name="T6">26/10/12</text:span></text:span></text:p>
          </table:table-cell>
          <table:table-cell table:style-name="Tabela2.A2" office:value-type="string">
            <text:p text:style-name="P8"><text:span text:style-name="Fonte_20_parág._20_padrão"><text:span text:style-name="T6">0.1</text:span></text:span></text:p>
          </table:table-cell>
        </table:table-row>
        <table:table-row>
          <table:table-cell table:style-name="Tabela2.A2" office:value-type="string">
            <text:p text:style-name="P5">Jackeline Neves de Almeida</text:p>
          </table:table-cell>
          <table:table-cell table:style-name="Tabela2.A2" office:value-type="string">
            <text:p text:style-name="P5">Planejamento dos treinamentos</text:p>
          </table:table-cell>
          <table:table-cell table:style-name="Tabela2.C2" office:value-type="date" office:date-value="2012-11-01">
            <text:p text:style-name="P6">01/11/12</text:p>
          </table:table-cell>
          <table:table-cell table:style-name="Tabela2.A2" office:value-type="string">
            <text:p text:style-name="P6">0.2</text:p>
          </table:table-cell>
        </table:table-row>
      </table:table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0_Head">
            <text:p text:style-name="Contents_20_Heading"><text:soft-page-break/>Sumário</text:p>
          </text:index-title>
          <text:p text:style-name="P22"><text:a xlink:type="simple" xlink:href="#__RefHeading__3196_103755458">1 Introdução <text:tab/>3</text:a></text:p>
          <text:p text:style-name="P22"><text:a xlink:type="simple" xlink:href="#__RefHeading__3198_103755458">2 Requisitos de pessoas no projeto<text:tab/>4</text:a></text:p>
          <text:p text:style-name="P22"><text:a xlink:type="simple" xlink:href="#__RefHeading__13489_1842820987">3 Alocação de recursos humanos<text:tab/>14</text:a></text:p>
          <text:p text:style-name="P22"><text:a xlink:type="simple" xlink:href="#__RefHeading__13491_1842820987">4 Treinamentos planejados<text:tab/>15</text:a></text:p>
        </text:index-body>
      </text:table-of-content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64" text:outline-level="1"><text:bookmark-start text:name="h.30j0zll"/><text:bookmark-start text:name="_Toc338917870"/><text:bookmark text:name="__RefHeading__3196_103755458"/><text:soft-page-break/><text:span text:style-name="Fonte_20_parág._20_padrão"><text:span text:style-name="T3">1 Introdução</text:span></text:span><text:bookmark-end text:name="h.30j0zll"/><text:bookmark-end text:name="_Toc338917870"/><text:span text:style-name="Fonte_20_parág._20_padrão"><text:span text:style-name="T3"> </text:span></text:span><text:bookmark-end text:name="__RefHeading__3196_103755458"/></text:h>
      <text:p text:style-name="Text_20_body"><text:span text:style-name="Fonte_20_parág._20_padrão"><text:span text:style-name="T10">Esse documento define o planejamento dos recursos humanos, assim como as definições necessárias para monitorar os recursos humanos.</text:span></text:span></text:p>
      <text:h text:style-name="P64" text:outline-level="1"><text:bookmark-start text:name="h.1fob9te"/><text:bookmark-start text:name="_Toc338917871"/><text:bookmark text:name="__RefHeading__3198_103755458"/><text:span text:style-name="Fonte_20_parág._20_padrão"><text:span text:style-name="T3">2 </text:span></text:span><text:bookmark-end text:name="h.1fob9te"/><text:bookmark-end text:name="_Toc338917871"/><text:span text:style-name="Fonte_20_parág._20_padrão"><text:span text:style-name="T8">Requisitos de pessoas no projeto</text:span></text:span><text:bookmark-end text:name="__RefHeading__3198_103755458"/></text:h>
      <text:p text:style-name="P18">2.1 Definição de papéis de gestão</text:p>
      <text:p text:style-name="P19">Os papéis a seguir seguem a orientação do PMBOK.</text:p>
      <text:p text:style-name="P17">2.1.1 Gestor de tempo</text:p>
      <text:list xml:id="list1001671103" text:style-name="L1">
        <text:list-item text:start-value="1">
          <text:p text:style-name="P57">Responsabilidade</text:p>
        </text:list-item>
      </text:list>
      <text:p text:style-name="P16">Responsável por controlar cronograma e esforços para realizar o término do projeto do prazo.</text:p>
      <text:p text:style-name="P16">Suas atividades são: </text:p>
      <text:list xml:id="list187693439" text:style-name="L6">
        <text:list-item>
          <text:p text:style-name="P34">definir as atividades específicas do cronograma que precisam ser realizadas para produzir as várias entregas do projeto;</text:p>
        </text:list-item>
        <text:list-item>
          <text:p text:style-name="P34">sequenciar as atividades e identificar as dependências entre elas;</text:p>
        </text:list-item>
        <text:list-item>
          <text:p text:style-name="P34">estimar recursos necessários para cada atividade;</text:p>
        </text:list-item>
        <text:list-item>
          <text:p text:style-name="P34">estimar duração de cada atividade;</text:p>
        </text:list-item>
        <text:list-item>
          <text:p text:style-name="P34">desenvolver o cronograma, que inclui analisar os recursos necessários;</text:p>
        </text:list-item>
        <text:list-item>
          <text:p text:style-name="P34">restrições de cronograma;</text:p>
        </text:list-item>
        <text:list-item>
          <text:p text:style-name="P34">durações e sequenciamento de atividades; e</text:p>
        </text:list-item>
        <text:list-item>
          <text:p text:style-name="P34">controlar o cronograma.</text:p>
        </text:list-item>
      </text:list>
      <text:list xml:id="list316210740" text:continue-list="list1001671103" text:style-name="L1">
        <text:list-item>
          <text:p text:style-name="P57">Competências exigidas:</text:p>
        </text:list-item>
      </text:list>
      <text:list xml:id="list224473426" text:style-name="L8">
        <text:list-item>
          <text:p text:style-name="P36">Ter conhecimento em gerenciamento de projeto;</text:p>
        </text:list-item>
      </text:list>
      <text:list xml:id="list1985018871" text:continue-list="list316210740" text:style-name="L1">
        <text:list-item>
          <text:p text:style-name="P57">Competências desejáveis:</text:p>
        </text:list-item>
      </text:list>
      <text:list xml:id="list1723854735" text:style-name="L7">
        <text:list-item>
          <text:p text:style-name="P35">Ter conhecimento em gerenciamento de projeto segundo o PMBOK;</text:p>
        </text:list-item>
        <text:list-item>
          <text:p text:style-name="P35">Ter conhecimento em MPS;</text:p>
        </text:list-item>
      </text:list>
      <text:list xml:id="list1359363121" text:continue-list="list1985018871" text:style-name="L1">
        <text:list-item>
          <text:p text:style-name="P57">Autoridade:</text:p>
        </text:list-item>
      </text:list>
      <text:p text:style-name="P16">Autoridade para abortar atividades.</text:p>
      <text:list xml:id="list43108583" text:continue-numbering="true" text:style-name="L1">
        <text:list-item>
          <text:p text:style-name="P57">Ferramentas</text:p>
        </text:list-item>
      </text:list>
      <text:p text:style-name="P21">Suíte de Escritório e Gerenciamento de projeto conforme definido no SGB_PLGC_PlanoGerenciaDeConfiguracao.</text:p>
      <text:p text:style-name="P17"><text:soft-page-break/>2.1.2 Gestor de riscos</text:p>
      <text:list xml:id="list1129619811" text:continue-list="list43108583" text:style-name="L1">
        <text:list-item text:start-value="1">
          <text:p text:style-name="P57">Responsabilidade:</text:p>
        </text:list-item>
      </text:list>
      <text:p text:style-name="P16">Cabe ao gestor de riscos planejar o gerenciamento de riscos, que inclui decidir como abordar, planejar e executar as atividades de gerenciamento de riscos de um projeto; Identificar os riscos que podem afetar o projeto e documentar suas características; Ainda deve analisar qualitativamente os riscos, priorizando os riscos para análise ou ação, deve ser analisado quantitativamente também, que é a determinação dos efeitos dos riscos identificados.</text:p>
      <text:p text:style-name="P16">O gestor planeja respostas a riscos, desenvolvendo opções e ações para aumentar as oportunidades e reduzir as ameaças aos objetivos do projeto. E por fim, monitora e controla os riscos, acompanhando os riscos identificados, monitorando os riscos residuais, identificando novos riscos, executando planos de respostas a riscos e avaliando sua eficácia durante todo o ciclo de vida do projeto.</text:p>
      <text:list xml:id="list2070378366" text:continue-numbering="true" text:style-name="L1">
        <text:list-item>
          <text:p text:style-name="P31"><text:span text:style-name="T12">Competências exigidas:</text:span></text:p>
        </text:list-item>
      </text:list>
      <text:list xml:id="list200134219" text:style-name="L12">
        <text:list-item>
          <text:p text:style-name="P37">Ter conhecimento em gerenciamento de projeto;</text:p>
        </text:list-item>
      </text:list>
      <text:list xml:id="list1477319390" text:continue-list="list2070378366" text:style-name="L1">
        <text:list-item>
          <text:p text:style-name="P57">Competências desejáveis:</text:p>
        </text:list-item>
      </text:list>
      <text:list xml:id="list2028864065" text:style-name="L13">
        <text:list-item>
          <text:p text:style-name="P38">Ter conhecimento em gerenciamento de projeto segundo o PMBOK;</text:p>
        </text:list-item>
        <text:list-item>
          <text:p text:style-name="P38">Ter conhecimento em MPS;</text:p>
        </text:list-item>
      </text:list>
      <text:list xml:id="list406715485" text:continue-list="list1477319390" text:style-name="L1">
        <text:list-item>
          <text:p text:style-name="P57">Autoridade </text:p>
        </text:list-item>
      </text:list>
      <text:p text:style-name="P16">Planejar ações de mitigação dos riscos.</text:p>
      <text:list xml:id="list532362363" text:continue-numbering="true" text:style-name="L1">
        <text:list-item>
          <text:p text:style-name="P57">Ferramentas</text:p>
        </text:list-item>
      </text:list>
      <text:p text:style-name="P21">Suíte de Escritório e Gerenciamento de projeto conforme definido no SGB_PLGC_PlanoGerenciaDeConfiguracao.</text:p>
      <text:p text:style-name="P17">2.1.3 Gestor de integração</text:p>
      <text:list xml:id="list1303015908" text:continue-list="list532362363" text:style-name="L1">
        <text:list-item text:start-value="1">
          <text:p text:style-name="P57">Responsabilidade</text:p>
        </text:list-item>
      </text:list>
      <text:p text:style-name="P16">Está sob a responsabilidade desse gestor fazer escolhas sobre em que pontos concentrar recursos e esforço e em qualquer dia específico, antecipando possíveis problemas, tratando-os antes de se tornarem críticos e coordenando o trabalho visando o bem geral do projeto. O esforço de integração também envolve fazer compensações entre objetivos e alternativas conflitantes.</text:p>
      <text:p text:style-name="P16">As atividades principais que estão sob sua responsabilidade são: desenvolver o termo de abertura do projeto, desenvolver a declaração do escopo preliminar do projeto, desenvolver o plano de gerenciamento do projeto, orientar e gerenciar a execução do projeto, monitorar e controlar o trabalho do projeto, controlar as solicitações de mudanças e encerrar o projeto.</text:p>
      <text:list xml:id="list55788019" text:continue-numbering="true" text:style-name="L1">
        <text:list-item>
          <text:p text:style-name="P57">Competências exigidas:</text:p>
        </text:list-item>
      </text:list>
      <text:list xml:id="list551232076" text:style-name="L14">
        <text:list-item>
          <text:p text:style-name="P39">Ter conhecimento em gerenciamento de projeto;</text:p>
        </text:list-item>
      </text:list>
      <text:list xml:id="list1632019610" text:continue-list="list55788019" text:style-name="L1">
        <text:list-item>
          <text:p text:style-name="P57">Competências desejáveis:</text:p>
        </text:list-item>
      </text:list>
      <text:list xml:id="list1494230608" text:style-name="L15">
        <text:list-item>
          <text:p text:style-name="P40"><text:soft-page-break/>Ter conhecimento em gerenciamento de projeto segundo o PMBOK;</text:p>
        </text:list-item>
        <text:list-item>
          <text:p text:style-name="P40">Ter conhecimento em MPS;</text:p>
        </text:list-item>
      </text:list>
      <text:list xml:id="list1998100155" text:continue-list="list1632019610" text:style-name="L1">
        <text:list-item>
          <text:p text:style-name="P31">Autoridade </text:p>
        </text:list-item>
      </text:list>
      <text:p text:style-name="P16">Integrar os planos e conflitar o seus conteúdos.</text:p>
      <text:list xml:id="list2173171315" text:continue-numbering="true" text:style-name="L1">
        <text:list-item>
          <text:p text:style-name="P31">Ferramentas</text:p>
        </text:list-item>
      </text:list>
      <text:p text:style-name="P21">Suíte de Escritório e Gerenciamento de projeto conforme definido no SGB_PLGC_PlanoGerenciaDeConfiguracao.</text:p>
      <text:p text:style-name="P16"><text:span text:style-name="T12">2.1.4 Gestor de escopo</text:span></text:p>
      <text:list xml:id="list394077398" text:continue-list="list2173171315" text:style-name="L1">
        <text:list-item text:start-value="1">
          <text:p text:style-name="P57">Responsabilidade</text:p>
        </text:list-item>
      </text:list>
      <text:p text:style-name="P16">É de responsabilidade do Gestor de escopo definir e controlar o que está e o que não está incluído no projeto.</text:p>
      <text:p text:style-name="P16">As principais atividades desse papel são: planejar escopo, definir escopo, criar EAP, verificar escopo e controlar escopo.</text:p>
      <text:list xml:id="list724915207" text:continue-numbering="true" text:style-name="L1">
        <text:list-item>
          <text:p text:style-name="P57">Competências exigidas:</text:p>
        </text:list-item>
      </text:list>
      <text:list xml:id="list2036203072" text:style-name="L16">
        <text:list-item>
          <text:p text:style-name="P41">Ter conhecimento em gerenciamento de projeto;</text:p>
        </text:list-item>
      </text:list>
      <text:list xml:id="list1280808987" text:continue-list="list724915207" text:style-name="L1">
        <text:list-item>
          <text:p text:style-name="P57">Competências desejáveis:</text:p>
        </text:list-item>
      </text:list>
      <text:list xml:id="list1306480446" text:style-name="L17">
        <text:list-item>
          <text:p text:style-name="P42">Ter conhecimento em gerenciamento de projeto segundo o PMBOK;</text:p>
        </text:list-item>
        <text:list-item>
          <text:p text:style-name="P42">Ter conhecimento em MPS;</text:p>
        </text:list-item>
      </text:list>
      <text:list xml:id="list486221350" text:continue-list="list1280808987" text:style-name="L1">
        <text:list-item>
          <text:p text:style-name="P57">Autoridade </text:p>
        </text:list-item>
      </text:list>
      <text:p text:style-name="P16">Definir o que será ou não entregue no projeto, se necessário, ele pode abortar um integrável.</text:p>
      <text:list xml:id="list1052606984" text:continue-numbering="true" text:style-name="L1">
        <text:list-item>
          <text:p text:style-name="P57">Ferramentas</text:p>
        </text:list-item>
      </text:list>
      <text:p text:style-name="P21">Suíte de Escritório e Gerenciamento de projeto conforme definido no SGB_PLGC_PlanoGerenciaDeConfiguracao.</text:p>
      <text:p text:style-name="P17">2.1.5 Gestor qualidade do produto</text:p>
      <text:list xml:id="list500950471" text:continue-list="list1052606984" text:style-name="L1">
        <text:list-item text:start-value="1">
          <text:p text:style-name="P57">Responsabilidade:</text:p>
        </text:list-item>
      </text:list>
      <text:p text:style-name="P16">Responsável por planejar e monitorar a qualidade esperada do produto a ser entregue. Esse gestor é quem aprovará a qualidade dos produtos gerados.</text:p>
      <text:list xml:id="list1644324226" text:continue-numbering="true" text:style-name="L1">
        <text:list-item>
          <text:p text:style-name="P57">Competências exigidas:</text:p>
        </text:list-item>
      </text:list>
      <text:list xml:id="list1134059081" text:style-name="L18">
        <text:list-item>
          <text:p text:style-name="P43">Ter conhecimento em gerenciamento de projeto;</text:p>
        </text:list-item>
      </text:list>
      <text:list xml:id="list495867508" text:continue-list="list1644324226" text:style-name="L1">
        <text:list-item>
          <text:p text:style-name="P57">Competências desejáveis:</text:p>
        </text:list-item>
      </text:list>
      <text:list xml:id="list82607129" text:style-name="L19">
        <text:list-item>
          <text:p text:style-name="P44">Ter conhecimento em gerenciamento de projeto segundo o PMBOK;</text:p>
        </text:list-item>
        <text:list-item>
          <text:p text:style-name="P44"><text:soft-page-break/>Ter conhecimento em MPS;</text:p>
        </text:list-item>
      </text:list>
      <text:list xml:id="list2114310965" text:continue-list="list495867508" text:style-name="L1">
        <text:list-item>
          <text:p text:style-name="P57">Autoridade </text:p>
        </text:list-item>
      </text:list>
      <text:p text:style-name="P16">Determinar a qualidade esperada e recusar produtos fora dos padrões esperados.</text:p>
      <text:list xml:id="list1118136215" text:continue-numbering="true" text:style-name="L1">
        <text:list-item>
          <text:p text:style-name="P57">Ferramentas</text:p>
        </text:list-item>
      </text:list>
      <text:p text:style-name="P21">Suíte de Escritório e Gerenciamento de projeto conforme definido no SGB_PLGC_PlanoGerenciaDeConfiguracao.</text:p>
      <text:p text:style-name="P17">2.1.6 Gestor de custos</text:p>
      <text:list xml:id="list191624977" text:continue-list="list1118136215" text:style-name="L1">
        <text:list-item text:start-value="1">
          <text:p text:style-name="P31"><text:span text:style-name="T12">Responsabilidade</text:span></text:p>
        </text:list-item>
      </text:list>
      <text:p text:style-name="P16">Responsável por estimar os custos dos recursos necessários para terminar as atividades do projeto, orçar as atividades individuais ou pacotes para estabelecer uma linha base de custos e controlar os custos e mudanças no orçamento do projeto.</text:p>
      <text:list xml:id="list1868655955" text:continue-numbering="true" text:style-name="L1">
        <text:list-item>
          <text:p text:style-name="P57">Competências exigidas:</text:p>
        </text:list-item>
      </text:list>
      <text:list xml:id="list2116706075" text:style-name="L20">
        <text:list-item>
          <text:p text:style-name="P45">Ter conhecimento em gerenciamento de projeto;</text:p>
        </text:list-item>
      </text:list>
      <text:list xml:id="list2005436326" text:continue-list="list1868655955" text:style-name="L1">
        <text:list-item>
          <text:p text:style-name="P57">Competências desejáveis:</text:p>
        </text:list-item>
      </text:list>
      <text:list xml:id="list1230975957" text:style-name="L21">
        <text:list-item>
          <text:p text:style-name="P46">Ter conhecimento em gerenciamento de projeto segundo o PMBOK;</text:p>
        </text:list-item>
        <text:list-item>
          <text:p text:style-name="P58">Ter conhecimento em MPS;</text:p>
        </text:list-item>
      </text:list>
      <text:list xml:id="list918145786" text:continue-list="list2005436326" text:style-name="L1">
        <text:list-item>
          <text:p text:style-name="P31"><text:span text:style-name="T12">Autoridade</text:span> </text:p>
        </text:list-item>
      </text:list>
      <text:p text:style-name="P16">Autoridade para negociar com o tempo e escopo para reduzir os custos do projeto.</text:p>
      <text:list xml:id="list1911875976" text:continue-numbering="true" text:style-name="L1">
        <text:list-item>
          <text:p text:style-name="P57">Ferramentas</text:p>
        </text:list-item>
      </text:list>
      <text:p text:style-name="P21">Suíte de Escritório e Gerenciamento de projeto conforme definido no SGB_PLGC_PlanoGerenciaDeConfiguracao.</text:p>
      <text:p text:style-name="P17">2.1.7 Gestor de aquisições</text:p>
      <text:list xml:id="list407372940" text:continue-list="list1911875976" text:style-name="L1">
        <text:list-item text:start-value="1">
          <text:p text:style-name="P57">Responsabilidade:</text:p>
        </text:list-item>
      </text:list>
      <text:p text:style-name="P16">Responsável por gerenciar compras ou aquisições de produtos, serviços ou resultados necessários de fora da equipe do projeto para realizar o trabalho.</text:p>
      <text:p text:style-name="P16">São atividades desse papel planejar compras e aquisições, planejar contratações, solicitar respostas dos fornecedores, selecionar fornecedores, administrar contratos e encerrar contrato.</text:p>
      <text:list xml:id="list844790313" text:continue-numbering="true" text:style-name="L1">
        <text:list-item>
          <text:p text:style-name="P57">Competências exigidas:</text:p>
        </text:list-item>
      </text:list>
      <text:list xml:id="list1049258235" text:style-name="L22">
        <text:list-item>
          <text:p text:style-name="P47">Ter conhecimento em gerenciamento de projeto;</text:p>
        </text:list-item>
      </text:list>
      <text:list xml:id="list1682054643" text:continue-list="list844790313" text:style-name="L1">
        <text:list-item>
          <text:p text:style-name="P57">Competências desejáveis:</text:p>
        </text:list-item>
      </text:list>
      <text:list xml:id="list563938615" text:style-name="L23">
        <text:list-item>
          <text:p text:style-name="P48">Ter conhecimento em gerenciamento de projeto segundo o PMBOK;</text:p>
        </text:list-item>
        <text:list-item>
          <text:p text:style-name="P48"><text:soft-page-break/>Ter conhecimento em MPS;</text:p>
        </text:list-item>
      </text:list>
      <text:list xml:id="list1123310162" text:continue-list="list1682054643" text:style-name="L1">
        <text:list-item>
          <text:p text:style-name="P57">Autoridade </text:p>
        </text:list-item>
      </text:list>
      <text:p text:style-name="P16">Requer novos recursos, contratos e tercerização.</text:p>
      <text:list xml:id="list1250806326" text:continue-numbering="true" text:style-name="L1">
        <text:list-item>
          <text:p text:style-name="P57">Ferramentas</text:p>
        </text:list-item>
      </text:list>
      <text:p text:style-name="P21">Suíte de Escritório e Gerenciamento de projeto conforme definido no SGB_PLGC_PlanoGerenciaDeConfiguracao.</text:p>
      <text:p text:style-name="P17">5.1.8 Gestor de recursos humanos </text:p>
      <text:list xml:id="list890154968" text:continue-list="list1250806326" text:style-name="L1">
        <text:list-item text:start-value="1">
          <text:p text:style-name="P57">Responsabilidade:</text:p>
        </text:list-item>
      </text:list>
      <text:p text:style-name="P16">Responsável por planejar recursos humanos, que inclui identificar e documentar funções, responsabilidades e relações hierárquicas do projeto e criar o plano de gerenciamento de pessoal; Contratar ou mobilizar a equipe do projeto; Desenvolver e gerenciar a equipe do projeto.</text:p>
      <text:list xml:id="list1769116543" text:continue-numbering="true" text:style-name="L1">
        <text:list-item>
          <text:p text:style-name="P57">Competências exigidas:</text:p>
        </text:list-item>
      </text:list>
      <text:list xml:id="list2084105828" text:style-name="L24">
        <text:list-item>
          <text:p text:style-name="P49">Ter conhecimento em gerenciamento de projeto;</text:p>
        </text:list-item>
      </text:list>
      <text:list xml:id="list1936299855" text:continue-list="list1769116543" text:style-name="L1">
        <text:list-item>
          <text:p text:style-name="P57">Competências desejáveis:</text:p>
        </text:list-item>
      </text:list>
      <text:list xml:id="list656374013" text:style-name="L25">
        <text:list-item>
          <text:p text:style-name="P50">Ter conhecimento em gerenciamento de projeto segundo o PMBOK;</text:p>
        </text:list-item>
        <text:list-item>
          <text:p text:style-name="P50">Ter conhecimento em MPS;</text:p>
        </text:list-item>
      </text:list>
      <text:list xml:id="list730130716" text:continue-list="list1936299855" text:style-name="L1">
        <text:list-item>
          <text:p text:style-name="P31"><text:span text:style-name="T12">Autoridade</text:span> </text:p>
        </text:list-item>
      </text:list>
      <text:p text:style-name="P16">Trocar papel de recursos alocados.</text:p>
      <text:list xml:id="list891039223" text:continue-numbering="true" text:style-name="L1">
        <text:list-item>
          <text:p text:style-name="P57">Ferramentas</text:p>
        </text:list-item>
      </text:list>
      <text:p text:style-name="P21">Suíte de Escritório e Gerenciamento de projeto conforme definido no SGB_PLGC_PlanoGerenciaDeConfiguracao.</text:p>
      <text:p text:style-name="P17">----------------------</text:p>
      <text:p text:style-name="P17">5.1.9 Gestor de comunicação</text:p>
      <text:list xml:id="list1598404799" text:continue-list="list891039223" text:style-name="L1">
        <text:list-item text:start-value="1">
          <text:p text:style-name="P31">Responsabilidade</text:p>
        </text:list-item>
      </text:list>
      <text:p text:style-name="P16">Responsável por garantir a geração, coleta, distribuição, armazenamento, recuperação e destinação final das informações sobre o projeto de forma oportuna e adequada.</text:p>
      <text:p text:style-name="P16">Suas atividades inclui planejar comunicação das partes interessadas no projeto, distribuir informações para os interessados, coletar e distribuir informações sobre o desempenho (relatório de andamento, medição do progresso e previsão), gerenciar as comunicações para satisfazer os requisitos das partes interessadas no projeto e resolver problemas com elas.</text:p>
      <text:list xml:id="list1822170839" text:continue-numbering="true" text:style-name="L1">
        <text:list-item>
          <text:p text:style-name="P31">Competências exigidas:</text:p>
        </text:list-item>
      </text:list>
      <text:p text:style-name="P16">Ter assistido as aulas da disciplina gerência de projeto;</text:p>
      <text:list xml:id="list266655575" text:continue-numbering="true" text:style-name="L1">
        <text:list-item>
          <text:p text:style-name="P31"><text:soft-page-break/>Competências desejáveis:</text:p>
        </text:list-item>
      </text:list>
      <text:p text:style-name="P16">Ter habilidade/especialidade em gerenciamento de projeto.</text:p>
      <text:list xml:id="list187532105" text:continue-numbering="true" text:style-name="L1">
        <text:list-item>
          <text:p text:style-name="P31">Autoridade </text:p>
        </text:list-item>
      </text:list>
      <text:p text:style-name="P16">Redefinir os meios de comunicação para torná-la mais eficiente.</text:p>
      <text:list xml:id="list1799232955" text:continue-numbering="true" text:style-name="L1">
        <text:list-item>
          <text:p text:style-name="P31">Ferramentas</text:p>
        </text:list-item>
      </text:list>
      <text:p text:style-name="P21">Suíte de Escritório e Gerenciamento de projeto conforme definido no SGB_PLGC_PlanoGerenciaDeConfiguracao.</text:p>
      <text:p text:style-name="P16">2.2 Definição de papel de apoio</text:p>
      <text:p text:style-name="P17">2.2.1 Gestor de medição</text:p>
      <text:p text:style-name="P16"/>
      <text:list xml:id="list1296695647" text:continue-list="list1799232955" text:style-name="L1">
        <text:list-item text:start-value="1">
          <text:p text:style-name="P31">Responsabilidade:</text:p>
        </text:list-item>
      </text:list>
      <text:p text:style-name="P16">Responsável por coletar, armazenar, analisar e relatar os dados relativos aos produtos desenvolvidos e aos processos implementados na organização e em seus projetos, de forma a apoiar os objetivos organizacionais.</text:p>
      <text:p text:style-name="P16">Cabe a esse gestor procurar estabelecer e manter os objetivos da medição a partir dos objetivos estabelecidos pela alta-direção e das necessidades de informações de processos técnicos e gerenciais; Identificar e definir um conjunto adequado de medidas, orientadas pelos objetivos de medição. Esse conjunto deve ser priorizado, documentado, revisado e, quando pertinente, atualizado. Especificar os procedimentos para a coleta e o armazenamento de medidas, coletar e analisar os dados requeridos, armazenar os dados e os resultados das análises e comunicar os resultados aos interessados, que serão utilizados para apoiar decisões.</text:p>
      <text:list xml:id="list1205343742" text:continue-numbering="true" text:style-name="L1">
        <text:list-item>
          <text:p text:style-name="P31">Competências exigidas:</text:p>
        </text:list-item>
      </text:list>
      <text:p text:style-name="P16">Ter sido aluno de processo de software.</text:p>
      <text:list xml:id="list1304684012" text:continue-numbering="true" text:style-name="L1">
        <text:list-item>
          <text:p text:style-name="P31">Competências desejáveis:</text:p>
        </text:list-item>
      </text:list>
      <text:p text:style-name="P16">Ter habilidade/especialidade em processo de medição.</text:p>
      <text:list xml:id="list174324536" text:continue-numbering="true" text:style-name="L1">
        <text:list-item>
          <text:p text:style-name="P31">Autoridade </text:p>
        </text:list-item>
      </text:list>
      <text:p text:style-name="P16">Definir as </text:p>
      <text:list xml:id="list1010436413" text:continue-numbering="true" text:style-name="L1">
        <text:list-item>
          <text:p text:style-name="P31">Ferramentas</text:p>
        </text:list-item>
      </text:list>
      <text:p text:style-name="P16"/>
      <text:p text:style-name="P17">Gestor de configuração</text:p>
      <text:p text:style-name="P16"/>
      <text:list xml:id="list409767184" text:continue-list="list1010436413" text:style-name="L1">
        <text:list-item text:start-value="1">
          <text:p text:style-name="P31">Responsabilidade:</text:p>
        </text:list-item>
      </text:list>
      <text:p text:style-name="P16">Responsável garantir que seja estabelecida e mantida <text:s/>a integridade de todos os produtos de trabalho do processo e do projeto e disponibilizá-los.</text:p>
      <text:p text:style-name="P16"><text:soft-page-break/>Suas atividades envolve estabelecer e manter um sistema de gerência de configuração, identificar os itens de configuração com base em critérios definidos, definir e controlar a baseline, monitorar os itens de configuração, controlar ao armazenamento, manuseio e a liberação de itens de configuração, auditar a configuração para garantir que baselines e itens de configuração estejam íntegros, complexos e consistentes, identificar e planejar os dados relevantes do projeto quanto à forma de coleta, armazenamento e distribuição, estabelecer mecanismo de acesso, incluindo, se pertinente, questões de privacidade e segurança.</text:p>
      <text:p text:style-name="P16"/>
      <text:list xml:id="list282659928" text:continue-numbering="true" text:style-name="L1">
        <text:list-item>
          <text:p text:style-name="P31">Competências exigidas:</text:p>
        </text:list-item>
      </text:list>
      <text:p text:style-name="P16">Ter sido aluno de processo de software.</text:p>
      <text:list xml:id="list737237101" text:continue-numbering="true" text:style-name="L1">
        <text:list-item>
          <text:p text:style-name="P31">Competências desejáveis:</text:p>
        </text:list-item>
      </text:list>
      <text:p text:style-name="P16">Ter habilidade/especialidade em configuração de software.</text:p>
      <text:list xml:id="list68967686" text:continue-numbering="true" text:style-name="L1">
        <text:list-item>
          <text:p text:style-name="P31">Autoridade </text:p>
        </text:list-item>
      </text:list>
      <text:p text:style-name="P16"/>
      <text:list xml:id="list1951867238" text:continue-numbering="true" text:style-name="L1">
        <text:list-item>
          <text:p text:style-name="P31">Ferramentas</text:p>
        </text:list-item>
      </text:list>
      <text:p text:style-name="P16"/>
      <text:p text:style-name="P17">Gestor de Qualidade do Processo</text:p>
      <text:p text:style-name="P16"/>
      <text:list xml:id="list378131863" text:continue-list="list1951867238" text:style-name="L1">
        <text:list-item text:start-value="1">
          <text:p text:style-name="P31">Responsabilidade:</text:p>
        </text:list-item>
      </text:list>
      <text:p text:style-name="P16"/>
      <text:p text:style-name="P16">Esse gestor se preocupa em assegurar que a execução do processo esteja em conformidade com os planos, procedimentos e padrões estabelecidos.</text:p>
      <text:p text:style-name="P16"/>
      <text:p text:style-name="P16">Para isso, é avaliado objetivamente a aderência dos processos executados às descrições de processo, padrões e procedimentos, se problemas forem identificados, eles são documentados e comunicados, e em seguida, as ações corretivas são definidas e acompanhadas até sua finalização.</text:p>
      <text:p text:style-name="P16"/>
      <text:list xml:id="list1163764337" text:continue-numbering="true" text:style-name="L1">
        <text:list-item>
          <text:p text:style-name="P31">Competências exigidas:</text:p>
        </text:list-item>
      </text:list>
      <text:p text:style-name="P16">Ter sido aluno de processo de software.</text:p>
      <text:list xml:id="list411809452" text:continue-numbering="true" text:style-name="L1">
        <text:list-item>
          <text:p text:style-name="P31">Competências desejáveis:</text:p>
        </text:list-item>
      </text:list>
      <text:p text:style-name="P16">Ter habilidade/especialidade em qualidade do processo.</text:p>
      <text:list xml:id="list247319852" text:continue-numbering="true" text:style-name="L1">
        <text:list-item>
          <text:p text:style-name="P31">Autoridade </text:p>
        </text:list-item>
      </text:list>
      <text:p text:style-name="P16"/>
      <text:list xml:id="list1629549988" text:continue-numbering="true" text:style-name="L1">
        <text:list-item>
          <text:p text:style-name="P31"><text:soft-page-break/>Ferramentas</text:p>
        </text:list-item>
      </text:list>
      <text:p text:style-name="P16"/>
      <text:p text:style-name="P17">Gestor de reutilização</text:p>
      <text:p text:style-name="P20"/>
      <text:list xml:id="list1293352494" text:continue-list="list1629549988" text:style-name="L1">
        <text:list-item text:start-value="1">
          <text:p text:style-name="P31">Responsabilidade:</text:p>
        </text:list-item>
      </text:list>
      <text:p text:style-name="P16"/>
      <text:p text:style-name="P16">Responsável por gerenciar o ciclo de vida dos ativos reutilizáveis. Sendo essencial definir a estratégia de gerenciamento de ativos, contemplando a definição de ativos reutilizável, assim como, os critérios de aceitação, certificação, classificação, descontinuidade e avaliação de ativos reutilizáveis. Deve ser definido também um mecanismo de armazenamento e recuperação de ativos reutilizáveis, assim como, deve registrar os dados de reutilização dos ativos registrados. Esse gestor ainda deve ser preocupar em manter periodicamente, segundo os critérios definidos e deve controlar modificações ao longo do seus ciclo de vida. Quando um problema é identificado, ou modificações são realizadas ou novas versões são disponibilizadas ou os ativos são descontinuados os usuários de ativos reutilizáveis são notificados.</text:p>
      <text:list xml:id="list851546093" text:continue-numbering="true" text:style-name="L1">
        <text:list-item>
          <text:p text:style-name="P31">Competências exigidas:</text:p>
        </text:list-item>
      </text:list>
      <text:p text:style-name="P16">Ter sido aluno de processo de software.</text:p>
      <text:list xml:id="list1409815812" text:continue-numbering="true" text:style-name="L1">
        <text:list-item>
          <text:p text:style-name="P31">Competências desejáveis:</text:p>
        </text:list-item>
      </text:list>
      <text:p text:style-name="P16">Ter habilidade/especialidade em reutilização de software.</text:p>
      <text:list xml:id="list1892929302" text:continue-numbering="true" text:style-name="L1">
        <text:list-item>
          <text:p text:style-name="P31">Autoridade </text:p>
        </text:list-item>
        <text:list-item>
          <text:p text:style-name="P31">Ferramentas</text:p>
        </text:list-item>
      </text:list>
      <text:p text:style-name="P16"/>
      <text:p text:style-name="P17">Engenheiro de Requisitos</text:p>
      <text:list xml:id="list1945686425" text:continue-numbering="true" text:style-name="L1">
        <text:list-header>
          <text:p text:style-name="P31"/>
        </text:list-header>
        <text:list-item text:start-value="1">
          <text:p text:style-name="P31">Responsabilidade:</text:p>
        </text:list-item>
      </text:list>
      <text:p text:style-name="P16">Responsável por elicitar, analisar, validar e gerenciar os requisitos.</text:p>
      <text:list xml:id="list1723906475" text:continue-numbering="true" text:style-name="L1">
        <text:list-item>
          <text:p text:style-name="P31">Competências exigidas:</text:p>
        </text:list-item>
      </text:list>
      <text:p text:style-name="P16">Ter sido aluno da disciplina engenharia de requisitos.</text:p>
      <text:list xml:id="list152414370" text:continue-numbering="true" text:style-name="L1">
        <text:list-item>
          <text:p text:style-name="P31">Competências desejáveis:</text:p>
        </text:list-item>
      </text:list>
      <text:p text:style-name="P16">Ter habilidade/especialidade em engenharia de requisitos.</text:p>
      <text:list xml:id="list2133463735" text:continue-numbering="true" text:style-name="L1">
        <text:list-item>
          <text:p text:style-name="P31">Autoridade </text:p>
        </text:list-item>
      </text:list>
      <text:p text:style-name="P16"/>
      <text:list xml:id="list896194555" text:continue-numbering="true" text:style-name="L1">
        <text:list-item>
          <text:p text:style-name="P31">Ferramentas</text:p>
        </text:list-item>
      </text:list>
      <text:p text:style-name="P16"><text:soft-page-break/></text:p>
      <text:p text:style-name="P16"/>
      <text:p text:style-name="P16">Engenheiro de Usabilidade</text:p>
      <text:list xml:id="list197240196" text:continue-list="list896194555" text:style-name="L1">
        <text:list-item text:start-value="1">
          <text:p text:style-name="P57">Responsabilidade:</text:p>
        </text:list-item>
      </text:list>
      <text:p text:style-name="P16">Responsável por elicitar, analisar, validar e gerenciar os requisitos não funcionais de usabilidade.</text:p>
      <text:list xml:id="list1754361220" text:continue-numbering="true" text:style-name="L1">
        <text:list-item>
          <text:p text:style-name="P57">Competências exigidas:</text:p>
        </text:list-item>
      </text:list>
      <text:p text:style-name="P16">Ter sido aluno da disciplina engenharia de requisitos.</text:p>
      <text:list xml:id="list904205599" text:continue-numbering="true" text:style-name="L1">
        <text:list-item>
          <text:p text:style-name="P57">Competências desejáveis:</text:p>
        </text:list-item>
      </text:list>
      <text:p text:style-name="P16">Ter habilidade/especialidade em engenharia de requisitos com ênfase em usabilidade de software;</text:p>
      <text:list xml:id="list1694870590" text:continue-numbering="true" text:style-name="L1">
        <text:list-item>
          <text:p text:style-name="P57">Autoridade </text:p>
        </text:list-item>
      </text:list>
      <text:p text:style-name="P16"/>
      <text:list xml:id="list1772566691" text:continue-numbering="true" text:style-name="L1">
        <text:list-item>
          <text:p text:style-name="P57">Ferramentas</text:p>
        </text:list-item>
      </text:list>
      <text:p text:style-name="P16"/>
      <text:p text:style-name="P17">Arquiteto de Software</text:p>
      <text:list xml:id="list1940878822" text:continue-list="list1772566691" text:style-name="L1">
        <text:list-item text:start-value="1">
          <text:p text:style-name="P57">Responsabilidade:</text:p>
        </text:list-item>
      </text:list>
      <text:p text:style-name="P63">O Arquiteto é responsável por definir:</text:p>
      <text:list xml:id="list1124204999" text:style-name="L2">
        <text:list-item>
          <text:p text:style-name="P62">Se existe uma arquitetura genérica de aplicação que possa funcionar como um modelo para o sistema que está sendo projetado;</text:p>
        </text:list-item>
        <text:list-item>
          <text:p text:style-name="P62">O estilo de arquitetura que é apropriado para o sistema;</text:p>
        </text:list-item>
        <text:list-item>
          <text:p text:style-name="P62">A abordagem fundamental usada para estruturar o sistema;</text:p>
        </text:list-item>
        <text:list-item>
          <text:p text:style-name="P62">Como as unidades estruturais de um sistema serão decompostas em módulos;</text:p>
        </text:list-item>
        <text:list-item>
          <text:p text:style-name="P62">A estratégia que será usada para controlar a operação das unidades no sistema;</text:p>
        </text:list-item>
        <text:list-item>
          <text:p text:style-name="P62">Como o projeto de arquitetura será avaliado;</text:p>
        </text:list-item>
        <text:list-item>
          <text:p text:style-name="P62">Como a arquitetura do sistema deve ser documentada.</text:p>
        </text:list-item>
      </text:list>
      <text:list xml:id="list379417793" text:continue-list="list1940878822" text:style-name="L1">
        <text:list-item>
          <text:p text:style-name="P57">Competências exigidas:</text:p>
        </text:list-item>
      </text:list>
      <text:list xml:id="list833342108" text:style-name="L9">
        <text:list-item>
          <text:p text:style-name="P61">Conhecimento em estilos arquiteturais (MVC, 2 camadas, 3 camadas, 3 camadas, web);</text:p>
        </text:list-item>
        <text:list-item>
          <text:p text:style-name="P61">Conhecimento em padrões de projeto;</text:p>
        </text:list-item>
        <text:list-item>
          <text:p text:style-name="P61">Conhecimento em integração contínua;</text:p>
        </text:list-item>
        <text:list-item>
          <text:p text:style-name="P61">Conhecimento em Maven;</text:p>
        </text:list-item>
        <text:list-item>
          <text:p text:style-name="P61">Conhecimento em UML;</text:p>
        </text:list-item>
        <text:list-item>
          <text:p text:style-name="P61"><text:soft-page-break/>Segurança da Informação;</text:p>
        </text:list-item>
        <text:list-item>
          <text:p text:style-name="P61">Desenho de Software Orientando a Objetos.</text:p>
        </text:list-item>
      </text:list>
      <text:list xml:id="list1301553377" text:continue-list="list379417793" text:style-name="L1">
        <text:list-item>
          <text:p text:style-name="P31">Competências desejáveis:</text:p>
        </text:list-item>
      </text:list>
      <text:list xml:id="list1065865627" text:style-name="L10">
        <text:list-item>
          <text:p text:style-name="P60">Proativo;</text:p>
        </text:list-item>
        <text:list-item>
          <text:p text:style-name="P60">Trabalhar em equipe;</text:p>
        </text:list-item>
        <text:list-item>
          <text:p text:style-name="P60">Comunicativo;</text:p>
        </text:list-item>
      </text:list>
      <text:list xml:id="list1244833266" text:continue-list="list1301553377" text:style-name="L1">
        <text:list-item>
          <text:p text:style-name="P31">Autoridade </text:p>
        </text:list-item>
      </text:list>
      <text:p text:style-name="P16"/>
      <text:list xml:id="list1432666957" text:continue-numbering="true" text:style-name="L1">
        <text:list-item>
          <text:p text:style-name="P31">Ferramentas</text:p>
        </text:list-item>
      </text:list>
      <text:p text:style-name="P16"/>
      <text:p text:style-name="P16">Projetista de Software</text:p>
      <text:p text:style-name="P16"/>
      <text:list xml:id="list1552550504" text:continue-list="list1432666957" text:style-name="L1">
        <text:list-item text:start-value="1">
          <text:p text:style-name="P31">Responsabilidade:</text:p>
        </text:list-item>
      </text:list>
      <text:p text:style-name="P16"/>
      <text:p text:style-name="P16">Esse papel tem como objetivo:</text:p>
      <text:list xml:id="list1114577598" text:style-name="L3">
        <text:list-item>
          <text:p text:style-name="P32">Verificar elementos de suporte que farão o sistema funcionar;</text:p>
        </text:list-item>
        <text:list-item>
          <text:p text:style-name="P32">Definir uma estratégia para implementação do sistema; e </text:p>
        </text:list-item>
        <text:list-item>
          <text:p text:style-name="P32">Produzir especificações detalhadas do sistema.</text:p>
        </text:list-item>
      </text:list>
      <text:p text:style-name="P16"/>
      <text:p text:style-name="P16">Esse papel está diretamente envolvido:</text:p>
      <text:list xml:id="list368122516" text:style-name="L4">
        <text:list-item>
          <text:p text:style-name="P33">Na criação de modelos de design para os requisitos;</text:p>
        </text:list-item>
        <text:list-item>
          <text:p text:style-name="P33">Criar modelo de solução através dos modelos de design e arquitetura;</text:p>
        </text:list-item>
        <text:list-item>
          <text:p text:style-name="P33">Refinar o modelo de domínio para satisfazer o modelo de solução;</text:p>
        </text:list-item>
        <text:list-item>
          <text:p text:style-name="P33">Aplicar design patterns para os modelos de domínio e solução; e</text:p>
        </text:list-item>
        <text:list-item>
          <text:p text:style-name="P33"><text:s/>Identificar e modelar estados complexos de objetos através de diagrama de estado.</text:p>
        </text:list-item>
      </text:list>
      <text:p text:style-name="P16"/>
      <text:list xml:id="list2095664047" text:continue-list="list1552550504" text:style-name="L1">
        <text:list-item>
          <text:p text:style-name="P31">Competências exigidas:</text:p>
        </text:list-item>
      </text:list>
      <text:list xml:id="list44280370" text:style-name="L27">
        <text:list-item>
          <text:p text:style-name="P25">Linguagem SQL (ANSI);</text:p>
        </text:list-item>
        <text:list-item>
          <text:p text:style-name="P25">Engenharia de Software (requisitos, design e implementação);</text:p>
        </text:list-item>
        <text:list-item>
          <text:p text:style-name="P25">Domínio da Língua Portuguesa (interpretação de texto, gramática);</text:p>
        </text:list-item>
        <text:list-item>
          <text:p text:style-name="P25"><text:soft-page-break/>Projetos, arquitetura e padrões;</text:p>
        </text:list-item>
        <text:list-item>
          <text:p text:style-name="P25">UML, banco de dados.</text:p>
          <text:p text:style-name="P59"/>
        </text:list-item>
      </text:list>
      <text:list xml:id="list1251997851" text:continue-list="list2095664047" text:style-name="L1">
        <text:list-item>
          <text:p text:style-name="P31">Competências desejáveis:</text:p>
        </text:list-item>
      </text:list>
      <text:list xml:id="list1567641951" text:style-name="L29">
        <text:list-item>
          <text:p text:style-name="P24">Diagnosticar problemas, propor soluções, análise crítica;</text:p>
        </text:list-item>
        <text:list-item>
          <text:p text:style-name="P24">Trabalho sob pressão;</text:p>
        </text:list-item>
        <text:list-item>
          <text:p text:style-name="P24">Busca de informações;</text:p>
        </text:list-item>
        <text:list-item>
          <text:p text:style-name="P24">Capacidade de análise e entendimento;</text:p>
        </text:list-item>
        <text:list-item>
          <text:p text:style-name="P24">Administração do tempo e prazo;</text:p>
        </text:list-item>
        <text:list-item>
          <text:p text:style-name="P24">Execução de normas e procedimentos.</text:p>
        </text:list-item>
      </text:list>
      <text:p text:style-name="P16"/>
      <text:list xml:id="list1588762820" text:continue-list="list1251997851" text:style-name="L1">
        <text:list-item>
          <text:p text:style-name="P31">Autoridade </text:p>
        </text:list-item>
      </text:list>
      <text:p text:style-name="P16"/>
      <text:list xml:id="list830703311" text:continue-numbering="true" text:style-name="L1">
        <text:list-item>
          <text:p text:style-name="P31">Ferramentas</text:p>
        </text:list-item>
      </text:list>
      <text:p text:style-name="P16"/>
      <text:p text:style-name="P17">Desenvolvedor</text:p>
      <text:list xml:id="list1145013199" text:continue-list="list830703311" text:style-name="L1">
        <text:list-item text:start-value="1">
          <text:p text:style-name="P31">Responsabilidade:</text:p>
        </text:list-item>
      </text:list>
      <text:p text:style-name="P16">Integrar os componentes do software baseado na arquitetura e seguindo as realizações do projetista e codifcar os componentes do software baseado na documentação elaborada pelo projetista.</text:p>
      <text:list xml:id="list941529195" text:continue-numbering="true" text:style-name="L1">
        <text:list-item>
          <text:p text:style-name="P31">Competências exigidas:</text:p>
        </text:list-item>
      </text:list>
      <text:list xml:id="list1868067385" text:style-name="L31">
        <text:list-item>
          <text:p text:style-name="P26">Experiência com desenvolvimento de programação Orientado a Objetos;</text:p>
        </text:list-item>
        <text:list-item>
          <text:p text:style-name="P26">Java;</text:p>
        </text:list-item>
        <text:list-item>
          <text:p text:style-name="P26">Experiência com desenvolvimento de software;</text:p>
        </text:list-item>
        <text:list-item>
          <text:p text:style-name="P26">Programação orientada a objeto;</text:p>
        </text:list-item>
      </text:list>
      <text:p text:style-name="P16"/>
      <text:list xml:id="list1927323638" text:continue-list="list941529195" text:style-name="L1">
        <text:list-item>
          <text:p text:style-name="P31">Competências desejáveis:</text:p>
        </text:list-item>
      </text:list>
      <text:list xml:id="list888151624" text:style-name="L32">
        <text:list-item>
          <text:p text:style-name="P51">Ter experiência em desenvolvimento de software;</text:p>
        </text:list-item>
      </text:list>
      <text:list xml:id="list190706887" text:continue-list="list1927323638" text:style-name="L1">
        <text:list-item>
          <text:p text:style-name="P31">Autoridade </text:p>
        </text:list-item>
      </text:list>
      <text:p text:style-name="P16"/>
      <text:list xml:id="list1470702854" text:continue-numbering="true" text:style-name="L1">
        <text:list-item>
          <text:p text:style-name="P31">Ferramentas</text:p>
        </text:list-item>
      </text:list>
      <text:p text:style-name="P16"/>
      <text:p text:style-name="P16"><text:soft-page-break/>Administrador de BD</text:p>
      <text:p text:style-name="P19"/>
      <text:list xml:id="list871744577" text:continue-list="list1470702854" text:style-name="L1">
        <text:list-item text:start-value="1">
          <text:p text:style-name="P52">Responsabilidade:</text:p>
        </text:list-item>
      </text:list>
      <text:list xml:id="list297025116" text:style-name="L5">
        <text:list-item>
          <text:p text:style-name="P53">Criar as estruturas e objetos primários;</text:p>
        </text:list-item>
        <text:list-item>
          <text:p text:style-name="P54">Planejar/calcular, bem como, disponibilizar o espaço necessário para o Banco de Dados;</text:p>
        </text:list-item>
        <text:list-item>
          <text:p text:style-name="P54">Modificar a estrutura do banco, quando necessário;</text:p>
        </text:list-item>
        <text:list-item>
          <text:p text:style-name="P54">Criar, deletar, dar/remover privilégios, enfim, gerenciar os usuários do banco;</text:p>
        </text:list-item>
        <text:list-item>
          <text:p text:style-name="P53">Gerar cópias de segurança (Backup’s) e recuperar o banco;</text:p>
        </text:list-item>
        <text:list-item>
          <text:p text:style-name="P53">Manter a segurança do sistema, controlando o acesso ao banco de dados;</text:p>
        </text:list-item>
        <text:list-item>
          <text:p text:style-name="P54">Monitorar e otimizar a performance do Banco de dado;</text:p>
        </text:list-item>
      </text:list>
      <text:list xml:id="list1583320174" text:continue-list="list871744577" text:style-name="L1">
        <text:list-item>
          <text:p text:style-name="P31">Competências exigidas:</text:p>
        </text:list-item>
      </text:list>
      <text:p text:style-name="P16">Ter sido aluno de banco de dados;</text:p>
      <text:list xml:id="list1697948810" text:continue-numbering="true" text:style-name="L1">
        <text:list-item>
          <text:p text:style-name="P31">Competências desejáveis:</text:p>
        </text:list-item>
      </text:list>
      <text:p text:style-name="P16">Ter habilidade/especialidade em banco de dados.</text:p>
      <text:list xml:id="list1968602703" text:continue-numbering="true" text:style-name="L1">
        <text:list-item>
          <text:p text:style-name="P31">Autoridade </text:p>
        </text:list-item>
      </text:list>
      <text:p text:style-name="P16"/>
      <text:list xml:id="list330734361" text:continue-numbering="true" text:style-name="L1">
        <text:list-item>
          <text:p text:style-name="P31">Ferramentas</text:p>
        </text:list-item>
      </text:list>
      <text:p text:style-name="P16"/>
      <text:p text:style-name="P16">Engenheiro de Teste</text:p>
      <text:list xml:id="list1270381260" text:continue-list="list330734361" text:style-name="L1">
        <text:list-item text:start-value="1">
          <text:p text:style-name="P31">Responsabilidade:</text:p>
        </text:list-item>
      </text:list>
      <text:p text:style-name="P16">Responsável por definir o alvo e os objetivos dos testes, as técnicas de testes, as métricas de testes e as atividades de testes.</text:p>
      <text:list xml:id="list1321072715" text:continue-numbering="true" text:style-name="L1">
        <text:list-item>
          <text:p text:style-name="P31">Competências exigidas:</text:p>
        </text:list-item>
      </text:list>
      <text:p text:style-name="P16">Ter sido aluno de verificação e validação de software;</text:p>
      <text:list xml:id="list741349041" text:continue-numbering="true" text:style-name="L1">
        <text:list-item>
          <text:p text:style-name="P31">Competências desejáveis:</text:p>
        </text:list-item>
      </text:list>
      <text:p text:style-name="P16">Ter experiência/habilidade em testes de software;</text:p>
      <text:list xml:id="list458866562" text:continue-numbering="true" text:style-name="L1">
        <text:list-item>
          <text:p text:style-name="P31">Autoridade </text:p>
        </text:list-item>
      </text:list>
      <text:p text:style-name="P16"/>
      <text:list xml:id="list862185526" text:continue-numbering="true" text:style-name="L1">
        <text:list-item>
          <text:p text:style-name="P31">Ferramentas</text:p>
        </text:list-item>
      </text:list>
      <text:h text:style-name="Heading_20_1" text:outline-level="1"><text:bookmark text:name="__RefHeading__13489_1842820987"/><text:soft-page-break/><text:span text:style-name="Fonte_20_parág._20_padrão"><text:span text:style-name="T8">3 Alocação de recursos humanos</text:span></text:span><text:bookmark-end text:name="__RefHeading__13489_1842820987"/></text:h>
      <text:p text:style-name="Text_20_body"><text:span text:style-name="Fonte_20_parág._20_padrão"><text:span text:style-name="T7"/></text:span></text:p>
      <text:p text:style-name="Text_20_body"><text:span text:style-name="Fonte_20_parág._20_padrão"><text:span text:style-name="T7">As alocações foram planejadas de acordo com as experiências, capacidade e habilidades. Essa informações foram obtidas na SGB_PCE_PlanilhaCapacidadeEquipe que pode ser encontrada no diretório de recursos humanos.</text:span></text:span></text:p>
      <text:p text:style-name="Text_20_body"><text:span text:style-name="Fonte_20_parág._20_padrão"><text:span text:style-name="T7">A alocação pode ser vista no documento SGB_PLCOM_PlanoComunicacao seção Comunicadade do projeto.</text:span></text:span></text:p>
      <text:h text:style-name="Heading_20_1" text:outline-level="1"><text:bookmark text:name="__RefHeading__13491_1842820987"/><text:span text:style-name="Fonte_20_parág._20_padrão"><text:span text:style-name="T9">4 Treinamentos planejados</text:span></text:span><text:bookmark-end text:name="__RefHeading__13491_1842820987"/></text:h>
      <text:p text:style-name="Standard"><text:span text:style-name="Fonte_20_parág._20_padrão"><text:span text:style-name="T7"/></text:span></text:p>
      <table:table table:name="Tabela3" table:style-name="Tabela3">
        <table:table-column table:style-name="Tabela3.A" table:number-columns-repeated="2"/>
        <table:table-column table:style-name="Tabela3.C"/>
        <table:table-column table:style-name="Tabela3.A"/>
        <table:table-column table:style-name="Tabela3.E"/>
        <table:table-row>
          <table:table-cell table:style-name="Tabela3.A1" office:value-type="string">
            <text:p text:style-name="P23">Treinamento planejado</text:p>
          </table:table-cell>
          <table:table-cell table:style-name="Tabela3.A1" office:value-type="string">
            <text:p text:style-name="P23">Responsável</text:p>
          </table:table-cell>
          <table:table-cell table:style-name="Tabela3.A1" office:value-type="string">
            <text:p text:style-name="P23">Receptor</text:p>
          </table:table-cell>
          <table:table-cell table:style-name="Tabela3.A1" office:value-type="string">
            <text:p text:style-name="P23">Previsão</text:p>
          </table:table-cell>
          <table:table-cell table:style-name="Tabela3.E1" office:value-type="string">
            <text:p text:style-name="P23">Realização</text:p>
          </table:table-cell>
        </table:table-row>
        <table:table-row>
          <table:table-cell table:style-name="Tabela3.A2" office:value-type="string">
            <text:p text:style-name="Table_20_Contents">Mysql + Workbench</text:p>
          </table:table-cell>
          <table:table-cell table:style-name="Tabela3.A2" office:value-type="string">
            <text:p text:style-name="Table_20_Contents">Inael Rodrigues de Oliveira Neto</text:p>
          </table:table-cell>
          <table:table-cell table:style-name="Tabela3.A2" office:value-type="string">
            <text:p text:style-name="Table_20_Contents">Todos do projeto</text:p>
          </table:table-cell>
          <table:table-cell table:style-name="Tabela3.A2" office:value-type="string">
            <text:p text:style-name="Table_20_Contents">3ª iteração</text:p>
          </table:table-cell>
          <table:table-cell table:style-name="Tabela3.E2" office:value-type="string">
            <text:p text:style-name="Table_20_Contents"/>
          </table:table-cell>
        </table:table-row>
        <table:table-row>
          <table:table-cell table:style-name="Tabela3.A2" office:value-type="string">
            <text:p text:style-name="Table_20_Contents">Configuração Hibernate</text:p>
          </table:table-cell>
          <table:table-cell table:style-name="Tabela3.A2" office:value-type="string">
            <text:p text:style-name="Table_20_Contents">Bruno Marquete</text:p>
          </table:table-cell>
          <table:table-cell table:style-name="Tabela3.A2" office:value-type="string">
            <text:p text:style-name="Table_20_Contents">Todos do projeto</text:p>
          </table:table-cell>
          <table:table-cell table:style-name="Tabela3.A2" office:value-type="string">
            <text:p text:style-name="Table_20_Contents">3ª iteração</text:p>
          </table:table-cell>
          <table:table-cell table:style-name="Tabela3.E2" office:value-type="string">
            <text:p text:style-name="Table_20_Contents"/>
          </table:table-cell>
        </table:table-row>
        <table:table-row>
          <table:table-cell table:style-name="Tabela3.A2" office:value-type="string">
            <text:p text:style-name="Table_20_Contents">Mapeamento Hibernate</text:p>
          </table:table-cell>
          <table:table-cell table:style-name="Tabela3.A2" office:value-type="string">
            <text:p text:style-name="Table_20_Contents">Cezar Augusto Ferreira</text:p>
          </table:table-cell>
          <table:table-cell table:style-name="Tabela3.A2" office:value-type="string">
            <text:p text:style-name="Table_20_Contents">Todos do projeto</text:p>
          </table:table-cell>
          <table:table-cell table:style-name="Tabela3.A2" office:value-type="string">
            <text:p text:style-name="Table_20_Contents">3ª iteração</text:p>
          </table:table-cell>
          <table:table-cell table:style-name="Tabela3.E2" office:value-type="string">
            <text:p text:style-name="Table_20_Contents"/>
          </table:table-cell>
        </table:table-row>
        <table:table-row>
          <table:table-cell table:style-name="Tabela3.A2" office:value-type="string">
            <text:p text:style-name="Table_20_Contents">JSF</text:p>
          </table:table-cell>
          <table:table-cell table:style-name="Tabela3.A2" office:value-type="string">
            <text:p text:style-name="Table_20_Contents">Hélios Kárum</text:p>
          </table:table-cell>
          <table:table-cell table:style-name="Tabela3.A2" office:value-type="string">
            <text:p text:style-name="Table_20_Contents">Todos do projeto</text:p>
          </table:table-cell>
          <table:table-cell table:style-name="Tabela3.A2" office:value-type="string">
            <text:p text:style-name="Table_20_Contents">3ª iteração</text:p>
          </table:table-cell>
          <table:table-cell table:style-name="Tabela3.E2" office:value-type="string">
            <text:p text:style-name="Table_20_Contents"/>
          </table:table-cell>
        </table:table-row>
      </table:table>
      <text:p text:style-name="Standard"><text:span text:style-name="Fonte_20_parág._20_padrão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, Helvetica, Verdana, sans-serif"/>
    <style:font-face style:name="Arial1" svg:font-family="Arial, Helvetica, sans-serif"/>
    <style:font-face style:name="OpenSymbol" svg:font-family="OpenSymbol"/>
    <style:font-face style:name="ff2" svg:font-family="ff2, 'Times New Roman', Times, serif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 fo:hyphenation-remain-char-count="0" fo:hyphenation-push-char-count="0"/>
    </style:style>
    <style:style style:name="Title" style:family="paragraph" style:parent-style-name="Standard" style:class="text">
      <style:paragraph-properties fo:margin-top="0cm" fo:margin-bottom="0cm" fo:line-height="90%" fo:hyphenation-ladder-count="no-limit" fo:keep-with-next="always"/>
      <style:text-properties fo:color="#404040" style:font-name="Arial" fo:font-size="28pt" style:font-name-asian="MS Mincho" style:font-size-asian="28pt" style:font-name-complex="Tahoma1" style:font-size-complex="28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 fo:hyphenation-remain-char-count="0" fo:hyphenation-push-char-count="0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 fo:hyphenation-remain-char-count="0" fo:hyphenation-push-char-count="0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 fo:hyphenation-remain-char-count="0" fo:hyphenation-push-char-count="0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 fo:hyphenation-remain-char-count="0" fo:hyphenation-push-char-count="0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em_20_lista1" style:display-name="Sem lista1" style:family="paragraph">
      <style:paragraph-properties fo:hyphenation-ladder-count="no-limit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 fo:hyphenation-remain-char-count="0" fo:hyphenation-push-char-count="0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002cm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16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PRH_PlanoRecursosHumanos</text:span></text:span><text:bookmark-start text:name="id.gjdgxs1"/><text:span text:style-name="Fonte_20_parág._20_padrão"><text:span text:style-name="MT1"> </text:span></text:span><text:bookmark-end text:name="id.gjdgxs1"/><text:span text:style-name="Fonte_20_parág._20_padrão"><text:span text:style-name="MT1">Versão 0.2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2">Fábrica de Software – Instituto de Informática – Universidade Federal de Goiás</text:span></text:span></text:p>
              <text:p text:style-name="MP3"><text:span text:style-name="Fonte_20_parág._20_padrão"><text:span text:style-name="MT2">SGB – Sistema de Gestão Bibliográfica</text:span></text:span></text:p>
              <text:p text:style-name="MP4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Unix OpenOffice.org_project/320m18$Build-9502</meta:generator>
    <dc:title/>
    <meta:initial-creator/>
    <meta:creation-date>2012-10-25T10:41:00Z</meta:creation-date>
    <dc:date>2012-11-02T21:13:39</dc:date>
    <meta:editing-cycles>16</meta:editing-cycles>
    <meta:editing-duration>PT05H15M19S</meta:editing-duration>
    <dc:creator>jackeline neves de almeida</dc:creator>
    <meta:document-statistic meta:table-count="3" meta:image-count="3" meta:object-count="0" meta:page-count="16" meta:paragraph-count="325" meta:word-count="2475" meta:character-count="17192"/>
    <meta:template xlink:type="simple" xlink:actuate="onRequest" xlink:title="" xlink:href="../../sgb-02-2012-read-only/Gerencia_de_Configuracao/Template/SGB_TEMPL_TemplateDocumentos.odt/Normal.dotm"/>
  </office:meta>
</office:document-meta>
</file>